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688cm" fo:widows="1" fo:text-indent="0cm" style:auto-text-indent="false"/>
      <style:text-properties fo:font-variant="normal" fo:text-transform="none" fo:color="#767676" style:font-name="Consolas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ea69cb9ddfc421f071d4823239706bab92c51b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Menlo, Courier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6:49:49.400166644</meta:creation-date>
    <dc:date>2016-08-09T16:51:04.070140576</dc:date>
    <meta:editing-duration>PT1M16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5.1.2.2$Linux_X86_64 LibreOffice_project/10m0$Build-2</meta:generator>
  </office:meta>
</office:document-meta>
</file>